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947A113F.png" manifest:media-type="image/png"/>
  <manifest:file-entry manifest:full-path="Pictures/1000000100000640000003841D18CB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9b8e5" officeooo:paragraph-rsid="0019b8e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b8e5" officeooo:paragraph-rsid="0019b8e5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72cm, 13.194cm, 0cm, 14.9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38cm, 15.048cm, 0cm, 14.6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ing Exp 1</text:p>
      <text:p text:style-name="P1"/>
      <text:p text:style-name="P1"/>
      <text:p text:style-name="P2"><text:span text:style-name="T1">Task:</text:span> Creating a latex file with different parameter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x="-0.125cm" svg:y="0.385cm" svg:width="14.12cm" svg:height="23.745cm" draw:z-index="0"><draw:image xlink:href="Pictures/1000000100000640000003841D18CB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2" text:anchor-type="char" svg:x="0.166cm" svg:y="0.566cm" svg:width="16.3cm" svg:height="25.132cm" draw:z-index="1"><draw:image xlink:href="Pictures/100000010000064000000384947A113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4:16:02.502303849</meta:creation-date>
    <dc:date>2025-10-27T14:44:12.224685954</dc:date>
    <meta:editing-duration>PT2M27S</meta:editing-duration>
    <meta:editing-cycles>1</meta:editing-cycles>
    <meta:document-statistic meta:table-count="0" meta:image-count="2" meta:object-count="0" meta:page-count="2" meta:paragraph-count="2" meta:word-count="11" meta:character-count="68" meta:non-whitespace-character-count="59"/>
    <meta:generator>LibreOffice/24.2.7.2$Linux_X86_64 LibreOffice_project/420$Build-2</meta:generator>
  </office:meta>
</office:document-meta>
</file>